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6pt" fo:letter-spacing="normal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3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4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5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normal" style:font-size-asian="15.5pt" style:font-style-asian="normal" style:font-weight-asian="normal" style:font-size-complex="15.5pt" style:font-style-complex="normal" style:font-weight-complex="normal"/>
    </style:style>
    <style:style style:name="P6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.5pt" fo:letter-spacing="normal" fo:font-style="normal" fo:font-weight="bold" style:font-size-asian="15.5pt" style:font-style-asian="normal" style:font-weight-asian="bold" style:font-size-complex="15.5pt" style:font-style-complex="normal" style:font-weight-complex="bold"/>
    </style:style>
    <style:style style:name="P7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8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9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myriad-pro" fo:font-size="14pt" fo:letter-spacing="normal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P12" style:family="paragraph" style:parent-style-name="Standard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13" style:family="paragraph" style:parent-style-name="Standard" style:list-style-name="L1">
      <style:paragraph-properties fo:margin-left="0in" fo:margin-right="-0.0299in" fo:text-align="start" style:justify-single-word="false" fo:text-indent="0in" style:auto-text-indent="false">
        <style:tab-stops>
          <style:tab-stop style:position="2.4063in"/>
        </style:tab-stops>
      </style:paragraph-properties>
      <style:text-properties fo:font-variant="normal" fo:text-transform="none" fo:color="#222222" style:font-name="Times New Roman" fo:font-size="15pt" fo:letter-spacing="normal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5.5pt" style:font-size-asian="15.5pt" style:font-size-complex="15.5pt"/>
    </style:style>
    <style:style style:name="T4" style:family="text">
      <style:text-properties style:text-position="super 58%"/>
    </style:style>
    <style:style style:name="T5" style:family="text">
      <style:text-properties fo:font-size="15pt" style:font-size-asian="15pt" style:font-size-complex="15pt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2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Sat May 4, 2019 <text:span text:style-name="T1">5.5 miles</text:span></text:p>
      <text:p text:style-name="P11"><text:span text:style-name="T1">On a staionary recumbent bike set at level 12: </text:span>I did a 500 calorie ride in 49:30. <text:s/>Final heart rate 117 bpm, Average heart rate about 108 bpm.</text:p>
      <text:p text:style-name="P9">Warm down: <text:span text:style-name="T2">½ mile jog and walk home uphill. </text:span></text:p>
      <text:p text:style-name="P10"/>
      <text:p text:style-name="P3"><text:span text:style-name="T2">Sun May 5, 2019 </text:span>no running </text:p>
      <text:p text:style-name="P3"/>
      <text:p text:style-name="P3">On May 2, my right calf cramped while running. Since then the calf has been sore. <text:s/>I have been massaging it every day and this seems to help.</text:p>
      <text:p text:style-name="P3"/>
      <text:p text:style-name="P4">Mon May 6, 2019 <text:span text:style-name="T1">6 miles</text:span> </text:p>
      <text:p text:style-name="P4"><text:span text:style-name="T1">Run:</text:span> I ran 5 miles averaging 10:00/mile. <text:s/>The first 4 miles were on hilly roads and the last mile was on the Allegheny College track. <text:s/>My right calf was still a little sore.</text:p>
      <text:p text:style-name="P3">Warm down: <text:s/>I jogged 1 mile home.</text:p>
      <text:p text:style-name="P3"/>
      <text:p text:style-name="P4">Tues May 7, 2019 <text:span text:style-name="T1">6 miles</text:span> </text:p>
      <text:p text:style-name="P4"><text:span text:style-name="T1">Run:</text:span> I ran the same 5 mile course that I did yesterday and averaged 9:33/mile. <text:s/>My calf was somewhat better.</text:p>
      <text:p text:style-name="P3">Warm down: <text:span text:style-name="T2"><text:s/>I jogged 1 mile home.</text:span></text:p>
      <text:p text:style-name="P3">Splits for the 5 mile run:</text:p>
      <text:p text:style-name="P4">Yesterday: <text:s/>10:45 (up hill), 9:50, 9:23, 9:51, 10:10 </text:p>
      <text:p text:style-name="P4">Today: <text:s text:c="7"/>10:17 (up hill), 9:39, 9:24, 9:32, 8:53</text:p>
      <text:p text:style-name="P4"/>
      <text:p text:style-name="P4">Wed May 8, 2019 <text:span text:style-name="T1">5.5 miles </text:span><text:s/></text:p>
      <text:p text:style-name="P4"><text:span text:style-name="T1">Ride:</text:span> I did a 500 calorie ride on a stationary recumbent bike on level 12.</text:p>
      <text:p text:style-name="P4">100 calorie splits: 11:10, 11:02, 11:00, 10:20, 9:40.</text:p>
      <text:p text:style-name="P4">The pulse at the end was 115 bpm</text:p>
      <text:p text:style-name="P4">I count this ride as equivalent to a 5 mile run.</text:p>
      <text:p text:style-name="P3">Warm down: <text:span text:style-name="T2">I walked and jogged ½ mile home.</text:span></text:p>
      <text:p text:style-name="P4"/>
      <text:p text:style-name="P3"><text:span text:style-name="T2">Thurs May 9, 2019 </text:span>no running</text:p>
      <text:p text:style-name="P3"/>
      <text:p text:style-name="P4">Fri May 10, 2019, <text:span text:style-name="T1">3 miles</text:span> </text:p>
      <text:p text:style-name="P4">I was going to run 5 miles on a treadmill but had to stop after 3 miles because my left calf cramped again as it did last week and this left my leg really sore. <text:s/>After an hour or so I could not stand on my toes because it made my calf hurt so much. <text:s/>We went to see Dr Dan Young a chiropractor in Erie. <text:s/>He has helped us with similar situations in the past. <text:s/>He massaged my calf and IT band for about 15 minutes. <text:s/>During this treatment I had a great deal of discomfort but I knew it would help a lot. <text:s/>And it did. <text:s/>Right after the treatment I had no problem standing on my toes. <text:s/>Dr Young showed Mary Jane how to massage my leg.</text:p>
      <text:p text:style-name="P3">In the past week: <text:s/>26.5 miles</text:p>
      <text:p text:style-name="P1"><text:soft-page-break/>Sat May 11, 2019 <text:s/><text:span text:style-name="T1">5 miles</text:span> </text:p>
      <text:p text:style-name="P1">Before running Mary Jane massaged my sore calf and again I had a great deal of discomfort. <text:s/>Because of this I did not think I would be able to run much at all. <text:s/>When I went out the door to run I was thinking I would run slowly in the beginning and then walk and run a couple of miles after that. <text:s/>After a slow mile mainly uphill I had no problem running, picked up the pace and ran a total of 5 miles averaging 10:40/mile on hilly roads. <text:s/>It was an enjoyable run with no problems. <text:s/>I think if Mary Jane continues to massage my leg everyday before I run, <text:s/>I should recover quickly.</text:p>
      <text:p text:style-name="P1"/>
      <text:p text:style-name="P1">Sun May 12, 2019 <text:span text:style-name="T1">no running</text:span></text:p>
      <text:p text:style-name="P2"/>
      <text:p text:style-name="P1">Mon May 13, 2019 <text:span text:style-name="T1">5 miles</text:span> <text:s/></text:p>
      <text:p text:style-name="P1">I ran on a Wise Center treadmill.</text:p>
      <text:p text:style-name="P1"><text:span text:style-name="T1">3 miles</text:span>, I kept my pulse close to 130 bpm during the second and third miles. Splits: 9:47, 9:59, 10:39 <text:s/>I rested 3 minutes after the 3 mile run.</text:p>
      <text:p text:style-name="P1"><text:span text:style-name="T1">1 x ¼ mile in 1:53, 1 x ½ mile in 4:00.</text:span> Pulse at the end of ½ mile: 160 bpm</text:p>
      <text:p text:style-name="P1">I jogged ¼ mile before each run and ¾ mile after the second one. </text:p>
      <text:p text:style-name="P1"/>
      <text:p text:style-name="P1">Tues May 14, 2019 <text:span text:style-name="T1">3 miles</text:span> </text:p>
      <text:p text:style-name="P1">I ran on a Wise Center treadmill.</text:p>
      <text:p text:style-name="P1"><text:span text:style-name="T1">3 miles</text:span>, Average pulse about 130 bpm. Splits: 10:00, 10:00, 10:16</text:p>
      <text:p text:style-name="P2">My right calf got tight and hurt again. <text:s/>I should run easily for a while.</text:p>
      <text:p text:style-name="P1"/>
      <text:p text:style-name="P1">Wed May 15, 2019 <text:span text:style-name="T1">3 miles</text:span></text:p>
      <text:p text:style-name="P1">I ran and walked on slightly hilly roads. </text:p>
      <text:p text:style-name="P1"><text:span text:style-name="T1">3 miles</text:span>, Average pulse about 118 bpm and average pace about 11:20</text:p>
      <text:p text:style-name="P1">My calf felt okay.</text:p>
      <text:p text:style-name="P1"/>
      <text:p text:style-name="P1">Thur May 16, 2019 <text:span text:style-name="T1">4.5 miles </text:span><text:s text:c="2"/></text:p>
      <text:p text:style-name="P1">I ran and walked 4.5 miles on hilly roads and averaged 11:20/mile. </text:p>
      <text:p text:style-name="P1"/>
      <text:p text:style-name="P1">Fri May 17, 2019 <text:span text:style-name="T1">8 miles</text:span> <text:s/></text:p>
      <text:p text:style-name="P1">I ran and walked 8 miles on hilly roads and averaged 11:55/mile. </text:p>
      <text:p text:style-name="P1"/>
      <text:p text:style-name="P1"><text:span text:style-name="T1">In the last week: 28.5 miles</text:span> <text:s/></text:p>
      <text:p text:style-name="P5"><text:soft-page-break/>Sat May 18, 2019 <text:s/><text:span text:style-name="T1">5 miles</text:span> <text:s/></text:p>
      <text:p text:style-name="P5">My calf is a lot better. <text:s/>Massaging has helped a lot. <text:s/></text:p>
      <text:p text:style-name="P6">Run: <text:span text:style-name="T2">4 miles on hilly roads averaging 9:43/mile</text:span></text:p>
      <text:p text:style-name="P6">Warm down:<text:span text:style-name="T2"> <text:s/>rest 3 minutes and walked and ran 1 mile in about 12:00</text:span></text:p>
      <text:p text:style-name="P5"/>
      <text:p text:style-name="P6"><text:span text:style-name="T2">Sun May 19, 2019 </text:span>5 miles<text:span text:style-name="T2"> <text:s/></text:span></text:p>
      <text:p text:style-name="P5">I did the same workout as yesterday.</text:p>
      <text:p text:style-name="P6">Run: <text:span text:style-name="T2">4 miles on hilly roads averaging 8:59/mile</text:span></text:p>
      <text:p text:style-name="P6">Warm down:<text:span text:style-name="T2"> <text:s/>rest 3 minutes and walked and ran 1 mile in 11:45/mile</text:span></text:p>
      <text:p text:style-name="P5">Sum of ascents: 267 feet, <text:s text:c="4"/>This is one of my fastest times on this course.</text:p>
      <text:p text:style-name="P5">Splits:</text:p>
      <text:p text:style-name="P5">July 4, 2018: <text:s text:c="3"/>9:18, 9:12, 8:41, 8:34</text:p>
      <text:p text:style-name="P5"><text:s text:c="7"/>Today: <text:s text:c="6"/>9:42, 9:12, 8:44, 8:16</text:p>
      <text:p text:style-name="P5"/>
      <text:p text:style-name="P5">Mon May 20, 2019 <text:span text:style-name="T1">6 miles</text:span> <text:s/></text:p>
      <text:p text:style-name="P5">I ran 6 miles out and back on hilly Limber Rd. <text:s/>Average pace near 11:00/mi.</text:p>
      <text:p text:style-name="P5">Sum of ascents along the course is 530 feet.</text:p>
      <text:p text:style-name="P5"/>
      <text:p text:style-name="P5">Tues May 21, 2019 <text:span text:style-name="T1">4 miles</text:span> <text:s text:c="2"/></text:p>
      <text:p text:style-name="P5">I ran 4 miles on hilly roads at various paces averaging 10:48/mile. <text:s/>This run included a slightly downhill ½ mile in 4:05.</text:p>
      <text:p text:style-name="P5"/>
      <text:p text:style-name="P5">Wed May 22, 2019 <text:span text:style-name="T1">no running</text:span> </text:p>
      <text:p text:style-name="P5">I worked hard on preparing our garden.</text:p>
      <text:p text:style-name="P5"/>
      <text:p text:style-name="P5">Thur May 23, 2019 <text:span text:style-name="T1">5 miles</text:span> <text:s/></text:p>
      <text:p text:style-name="P5">I ran on the high school track.</text:p>
      <text:p text:style-name="P5"><text:span text:style-name="T1">Warmup:</text:span> <text:s/>1.5 miles at various paces and rest 2 minutes.</text:p>
      <text:p text:style-name="P5"><text:span text:style-name="T1">Run:</text:span> <text:s/>4 x 300m and 4 x 200m. After the 300m runs I jogged 500m in about 4:00 each. After the 200m runs I jogged 200m in about 1:30 each.</text:p>
      <text:p text:style-name="P5">Times: 81s, 82s, 80s, 79s, 51s, 53s, 51s, 50s</text:p>
      <text:p text:style-name="P5"><text:span text:style-name="T1">Warm down:</text:span> <text:s/>rest 2:00 and jog ½ mile</text:p>
      <text:p text:style-name="P5"/>
      <text:p text:style-name="P5">Fri May 24, 2019 <text:span text:style-name="T1">5 miles</text:span> </text:p>
      <text:p text:style-name="P5">I ran 5 miles on slightly hilly roads and averaged about 10:00/mile.</text:p>
      <text:p text:style-name="P5"/>
      <text:p text:style-name="P5"><text:span text:style-name="T1">In the last week: 30 miles</text:span> </text:p>
      <text:p text:style-name="P5"/>
      <text:p text:style-name="P5"><text:soft-page-break/>Sat May 25, 2019 <text:span text:style-name="T1">6 miles</text:span> <text:s/></text:p>
      <text:p text:style-name="P5">I ran 5.5 miles with Jim Fitch on slightly hilly roads. We averaged 10:38/mile.</text:p>
      <text:p text:style-name="P5">After resting a few minutes I jogged ½ mile uphill.</text:p>
      <text:p text:style-name="P5"/>
      <text:p text:style-name="P5">Sun May 26, 2019 <text:span text:style-name="T1">4 miles</text:span> </text:p>
      <text:p text:style-name="P1">2 miles on slightly hilly roads averaging 9:29/mile, <text:s/>3:00 rest</text:p>
      <text:p text:style-name="P1">2 miles out and back on hilly Limber Rd averaging 9:25/mile</text:p>
      <text:p text:style-name="P1">The first ¼ mile of the run on Limber goes up 93 feet which is a 7% incline.</text:p>
      <text:p text:style-name="P1">I ran this ¼ mile in 2:31 and kept running. <text:s/>This was a tough uphill run.</text:p>
      <text:p text:style-name="P1"/>
      <text:p text:style-name="P1">Mon May 27, 2019 <text:span text:style-name="T1">4 miles </text:span><text:s/></text:p>
      <text:p text:style-name="P1">I ran on the high school track, running wide so each lap was ¼ mile. </text:p>
      <text:p text:style-name="P1"><text:span text:style-name="T1">Run: </text:span>3 miles in 27:08, Splits: 9:15, 9:08, 8:45</text:p>
      <text:p text:style-name="P1"><text:span text:style-name="T1">Warm down:</text:span> rest 3:00, jog 1 mile in 10:30</text:p>
      <text:p text:style-name="P1"/>
      <text:p text:style-name="P1">Tues May 28, 2019 <text:span text:style-name="T1">no running</text:span> <text:s/></text:p>
      <text:p text:style-name="P1"/>
      <text:p text:style-name="P1">Wed May 29, 2019 <text:span text:style-name="T1">4.75 miles</text:span></text:p>
      <text:p text:style-name="P1">I ran intervals on the high school track with our summer running group.</text:p>
      <text:p text:style-name="P2">Warmup: <text:span text:style-name="T2">1.25 miles on my own at about 10:00/mile pace and about 0.75 miles with the group at various paces</text:span></text:p>
      <text:p text:style-name="P2">Run:<text:span text:style-name="T2"> 1 x 200m, my time: 53s, <text:s/>a 200m jog</text:span></text:p>
      <text:p text:style-name="P1">5 x 400m with 400m jog after each</text:p>
      <text:p text:style-name="P1">My times for the 5 runs: 1:58, 1:57, 1:55, 1:53, 1:49</text:p>
      <text:p text:style-name="P1"/>
      <text:p text:style-name="P1">Thur May 30, 2019 <text:span text:style-name="T1">5.5 miles</text:span> <text:s/></text:p>
      <text:p text:style-name="P1">I ran 5.5 miles on somewhat hilly roads and averaged 10:11/mile.</text:p>
      <text:p text:style-name="P1"/>
      <text:p text:style-name="P1">Fri May 31, 2019 <text:span text:style-name="T1">6 miles</text:span> </text:p>
      <text:p text:style-name="P1">I ran 5.5 miles on a course that was more hilly than yesterday. </text:p>
      <text:p text:style-name="P1">Average pace: 9:37/mile </text:p>
      <text:p text:style-name="P1">I rested 3 minutes and jogged ½ mile</text:p>
      <text:p text:style-name="P1"/>
      <text:p text:style-name="P2">In the past week: 30.25 miles</text:p>
      <text:p text:style-name="P2"/>
      <text:p text:style-name="P2"/>
      <text:p text:style-name="P2"/>
      <text:p text:style-name="P1"><text:soft-page-break/>Sat June 1, 2019 <text:span text:style-name="T1">6 miles</text:span> <text:s text:c="2"/><text:span text:style-name="T3"><text:s text:c="2"/></text:span></text:p>
      <text:p text:style-name="P5">I ran 5.5 miles with Jim Fitch on slightly hilly roads. We averaged 10:40/mile.</text:p>
      <text:p text:style-name="P5">After resting a few minutes I jogged ½ mile uphill.</text:p>
      <text:p text:style-name="P5"/>
      <text:p text:style-name="P5">Sun June 2, 2019 <text:span text:style-name="T1">no running</text:span> <text:s/></text:p>
      <text:p text:style-name="P5">I twisted my ankle.</text:p>
      <text:p text:style-name="P5"/>
      <text:p text:style-name="P5">Mon June 3, 2019 <text:span text:style-name="T1">5.5 miles </text:span><text:s/></text:p>
      <text:p text:style-name="P5">In the morning I ran 3 miles slowly on roads. <text:s/></text:p>
      <text:p text:style-name="P5">In the afternoon I ran 2.5 miles slowly on the high school track.</text:p>
      <text:p text:style-name="P5">Each time my ankle felt better as I ran. </text:p>
      <text:p text:style-name="P5"/>
      <text:p text:style-name="P5">Tues June 4, 2019 <text:span text:style-name="T1">4 miles</text:span> <text:s/></text:p>
      <text:p text:style-name="P5">I ran 4 miles on the college outdoor track. <text:s/>My ankle is still stiff and sore but felt better as I ran. <text:s/>Mile splits: 11:39, 10:50, 10:10, 9:46 <text:s/>Average pace: 10:36/mi</text:p>
      <text:p text:style-name="P5"/>
      <text:p text:style-name="P5">Wed June 5, 2019 <text:span text:style-name="T1">8 miles</text:span></text:p>
      <text:p text:style-name="P5">In the morning I ran on the high school track. My ankle is better than yesterday.</text:p>
      <text:p text:style-name="P5">I jogged ¼ mile, ran 3 miles in 28:08, rested 4 minutes and jogged ½ mile.</text:p>
      <text:p text:style-name="P5">Splits for 3 miles: 10:00, 9:21, 8:48 <text:s/>Average pace: 9:23</text:p>
      <text:p text:style-name="P5">In the afternoon I ran on the high school track with our running group.</text:p>
      <text:p text:style-name="P5"><text:span text:style-name="T1">Warmup:</text:span> 2 miles in 10:00 and 10:34 and rested about 4:00</text:p>
      <text:p text:style-name="P5"><text:span text:style-name="T1">Run:</text:span> 1 x 200m and 4 x 600m with a 200m slow jog after each.</text:p>
      <text:p text:style-name="P5">Times: 56s, 2:57, 2:59, 2:58, 2:54</text:p>
      <text:p text:style-name="P5"/>
      <text:p text:style-name="P5">Thur June 6, 2019 <text:span text:style-name="T1">2 miles</text:span> <text:s/></text:p>
      <text:p text:style-name="P5">I ran 2 miles slowly on the high track. <text:s/>I felt tired probably because of the running I did yesterday.</text:p>
      <text:p text:style-name="P5"/>
      <text:p text:style-name="P5">Fri June 7, 2019 <text:span text:style-name="T1">6 miles</text:span> <text:s/></text:p>
      <text:p text:style-name="P5">I ran 5.5 miles on slightly hilly roads with Jim and Sharon. The average pace was 11:38/mile.</text:p>
      <text:p text:style-name="P5"/>
      <text:p text:style-name="P6">In the past week: <text:s/>31.5 miles</text:p>
      <text:p text:style-name="P6"/>
      <text:p text:style-name="P6"/>
      <text:p text:style-name="P6"/>
      <text:p text:style-name="P6"/>
      <text:p text:style-name="P5"><text:soft-page-break/>Sat June 8, 2019 <text:span text:style-name="T1">3.5 miles</text:span> <text:s/></text:p>
      <text:p text:style-name="P5">I ran on the high school track. <text:s/>I ran wide on the curves so each lap was ¼ mile.</text:p>
      <text:p text:style-name="P5"><text:span text:style-name="T1">Warmup:</text:span> 1 mile in 9:45 and rested about 4:00.</text:p>
      <text:p text:style-name="P5"><text:span text:style-name="T1">Run:</text:span> 2 miles in 17:21, <text:s/>Splits: 8:52, 8:29</text:p>
      <text:p text:style-name="P5"><text:span text:style-name="T1">Warm down:</text:span> 3:00 rest and ½ mile in 5:05 </text:p>
      <text:p text:style-name="P5"/>
      <text:p text:style-name="P5">Sun June 9, 2019 <text:span text:style-name="T1">no running <text:s/></text:span></text:p>
      <text:p text:style-name="P5"/>
      <text:p text:style-name="P5">Mon June 10, 2019 <text:span text:style-name="T1">2 miles</text:span> </text:p>
      <text:p text:style-name="P5">I ran 2 miles on the high school track including 1 mile in 10:11, 200m in 58s and 600m in 1:31.</text:p>
      <text:p text:style-name="P5"/>
      <text:p text:style-name="P5">Tues June 11, 2019 <text:span text:style-name="T1">4.5 miles</text:span> </text:p>
      <text:p text:style-name="P5"><text:span text:style-name="T1">Run:</text:span> <text:s/>I ran 4 miles on the high school track, running wide on the turns so each lap was ¼ mile. <text:s/><text:span text:style-name="T1">Mile splits:</text:span> 9:57, 9:46, 9:44, 9:32 </text:p>
      <text:p text:style-name="P5"><text:span text:style-name="T1">Warm down: </text:span>Rest 2 minutes and ½ mile in 5:33</text:p>
      <text:p text:style-name="P5"/>
      <text:p text:style-name="P5">Wed June 12, 2019 <text:span text:style-name="T1">6 miles</text:span></text:p>
      <text:p text:style-name="P5">I ran on the high school track with our running group.</text:p>
      <text:p text:style-name="P5"><text:span text:style-name="T1">Warmup:</text:span> 2 miles in 21 minutes, ¼ mile of drills, </text:p>
      <text:p text:style-name="P5">rested 2 minutes, ½ mile in 4:48, rested 4 minutes</text:p>
      <text:p text:style-name="P5"><text:span text:style-name="T1">Run:</text:span> 200m, 400m, 3 x 600m, 400m, 200m </text:p>
      <text:p text:style-name="P6">Times: <text:span text:style-name="T2">58s, 2:02, 3:03, 3:02, 3:00, 1:59, 54s</text:span></text:p>
      <text:p text:style-name="P5">Each of the 7 runs was followed by a slow 3.5 minute jog after each.</text:p>
      <text:p text:style-name="P5"/>
      <text:p text:style-name="P5">Thur June 13, 2019 <text:span text:style-name="T1">4.5 miles</text:span> </text:p>
      <text:p text:style-name="P6">Warmup: <text:span text:style-name="T2">½ mile down to the Wise Center</text:span></text:p>
      <text:p text:style-name="P6">Run: <text:span text:style-name="T2"><text:s/>3.6 miles on a treadmill averaging 9:36/mile. <text:s/>The last 0.6 miles at 8:28/mi.</text:span></text:p>
      <text:p text:style-name="P6">Warm down:<text:span text:style-name="T2"> <text:s/>0.4 miles in about 4 minutes.</text:span></text:p>
      <text:p text:style-name="P5"/>
      <text:p text:style-name="P6"><text:span text:style-name="T2">Fri June 14, 2019 </text:span>5 miles<text:span text:style-name="T2"> <text:s/></text:span></text:p>
      <text:p text:style-name="P5">I walked and ran 5 miles on the high school track. <text:s/>I walked about 110 yards at the beginning of each ½ mile and averaged 11:57/mile</text:p>
      <text:p text:style-name="P5"/>
      <text:p text:style-name="P2">In the past week: 25.5 miles</text:p>
      <text:p text:style-name="P1"/>
      <text:p text:style-name="P2"/>
      <text:p text:style-name="P1"><text:soft-page-break/>Sat June 15, 2019 <text:span text:style-name="T1">5 miles</text:span> <text:s/></text:p>
      <text:p text:style-name="P1"><text:span text:style-name="T1">Warmup:</text:span> <text:s/>½ mile jog maily uphill.</text:p>
      <text:p text:style-name="P1"><text:span text:style-name="T1">Run: </text:span><text:s/>4 miles on slightly hilly roads averaging 10:58/mile</text:p>
      <text:p text:style-name="P1"><text:span text:style-name="T1">Warm down:</text:span> <text:s/>½ mile jog</text:p>
      <text:p text:style-name="P1"/>
      <text:p text:style-name="P1">Sun June 16, 2019 <text:s/><text:span text:style-name="T1">no running</text:span> <text:s/></text:p>
      <text:p text:style-name="P1"/>
      <text:p text:style-name="P1">Mon June 17, 2019 <text:s/><text:span text:style-name="T1">no running</text:span> </text:p>
      <text:p text:style-name="P1"/>
      <text:p text:style-name="P1">Tues June 18, 2019 <text:s/><text:span text:style-name="T1">3.5 miles</text:span> <text:s text:c="2"/></text:p>
      <text:p text:style-name="P1">I ran on a Wise Center treadmill</text:p>
      <text:p text:style-name="P2">Warmup: <text:s/><text:span text:style-name="T2">1 mile in 10:00 and rest 3 minutes</text:span></text:p>
      <text:p text:style-name="P2">Run:<text:span text:style-name="T2"> <text:s/></text:span><text:s/><text:span text:style-name="T2">2 miles</text:span> <text:s/><text:span text:style-name="T2">Splits: 9:28, 8:25 <text:s text:c="2"/>The last ¼ mile was in 2:00</text:span></text:p>
      <text:p text:style-name="P2">Warm down:<text:span text:style-name="T2"> <text:s/>½ mile in 5:10</text:span></text:p>
      <text:p text:style-name="P1"/>
      <text:p text:style-name="P2"><text:span text:style-name="T2">Wed June 19, 2019 </text:span>2.5 miles<text:span text:style-name="T2"> </text:span></text:p>
      <text:p text:style-name="P1">I ran on the high school track with our running group.</text:p>
      <text:p text:style-name="P2">Warmup:<text:span text:style-name="T2"> 1 mile in about 11 minutes </text:span></text:p>
      <text:p text:style-name="P2">Run:<text:span text:style-name="T2"> 3 x ¼ mile with a ¼ mile jog after each.</text:span></text:p>
      <text:p text:style-name="P1">Times for runs: 1:57, 1:58, 1:47</text:p>
      <text:p text:style-name="P1"/>
      <text:p text:style-name="P1">Thurs June 20, 2019 <text:span text:style-name="T1">4 miles</text:span> <text:s/></text:p>
      <text:p text:style-name="P1">I ran 4 miles on a Wise Center treadmill. Time: 37:03 or 9:16/mile</text:p>
      <text:p text:style-name="P1">Splits: 10:01, 9:30, 8:59, (4:21+4:12) = 8:33</text:p>
      <text:p text:style-name="P1"/>
      <text:p text:style-name="P1">Fri June 21, 2019 <text:span text:style-name="T1">3 miles</text:span> <text:s/></text:p>
      <text:p text:style-name="P1"><text:span text:style-name="T1">Run:</text:span> 2.5 miles on a Wise Center treadmill. </text:p>
      <text:p text:style-name="P1">Splits: 10:00, 9:07, 4:16</text:p>
      <text:p text:style-name="P1"><text:span text:style-name="T1">Warm down:</text:span> ½ mile in abut 5 minutes</text:p>
      <text:p text:style-name="P1"/>
      <text:p text:style-name="P2">In the past week: 18 miles</text:p>
      <text:p text:style-name="P2"/>
      <text:p text:style-name="P2"/>
      <text:p text:style-name="P1"/>
      <text:p text:style-name="P2"/>
      <text:p text:style-name="P2"/>
      <text:p text:style-name="P1"><text:soft-page-break/>Sat June 22, 2019<text:span text:style-name="T1"> no running <text:s/></text:span></text:p>
      <text:p text:style-name="P1">We drove to California MD. </text:p>
      <text:p text:style-name="P1"/>
      <text:p text:style-name="P1">Sun June 23, 2019 <text:span text:style-name="T1">5 miles</text:span> <text:s/></text:p>
      <text:p text:style-name="P1">I ran mainly on slightly hilly Wildewood Parkway in California MD.</text:p>
      <text:p text:style-name="P1"><text:span text:style-name="T1">Warmup:</text:span> <text:s/>0.75 mile jog</text:p>
      <text:p text:style-name="P2">Run: <text:s/><text:span text:style-name="T2">4 miles averaging 10:41/ mile with a fast last ¼ mile</text:span></text:p>
      <text:p text:style-name="P2">Warm down: <text:span text:style-name="T2">0.25 mile jog</text:span></text:p>
      <text:p text:style-name="P1"/>
      <text:p text:style-name="P2"><text:span text:style-name="T2">Mon June 24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/><text:span text:style-name="T2">5 miles averaging 10:10/mile with a fast last mile</text:span></text:p>
      <text:p text:style-name="P2">Warm down:<text:span text:style-name="T2"> 0.25 mile jog</text:span></text:p>
      <text:p text:style-name="P1"/>
      <text:p text:style-name="P2"><text:span text:style-name="T2">Tue June 25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59/mile, the last ½ mile in 4:15</text:span></text:p>
      <text:p text:style-name="P2">Warm down:<text:span text:style-name="T2"> 0.25 mile jog</text:span></text:p>
      <text:p text:style-name="P1"/>
      <text:p text:style-name="P2"><text:span text:style-name="T2">Wed June 26, 2019 </text:span>5.5 miles<text:span text:style-name="T2"> <text:s/></text:span></text:p>
      <text:p text:style-name="P1">I ran mainly on slightly hilly Wildewood Parkway in California MD.</text:p>
      <text:p text:style-name="P1"><text:span text:style-name="T1">Warmup:</text:span> <text:s/>0.25 mile jog</text:p>
      <text:p text:style-name="P2">Run: <text:span text:style-name="T2">5 miles, the first 4.5 miles averaged 9:20/mile, the last ½ mile in 4:12</text:span></text:p>
      <text:p text:style-name="P2">Warm down:<text:span text:style-name="T2"> 0.25 mile jog</text:span></text:p>
      <text:p text:style-name="P1"/>
      <text:p text:style-name="P2">I felt increasingly better over the last 4 days. <text:s/>I am going to rest a little now.</text:p>
      <text:p text:style-name="P2"/>
      <text:p text:style-name="P1">Thur June 27, 2019 <text:span text:style-name="T1">no running</text:span></text:p>
      <text:p text:style-name="P1"/>
      <text:p text:style-name="P1">Fri June 28, 2019 <text:span text:style-name="T1">no running</text:span></text:p>
      <text:p text:style-name="P1">We drove back to Meadville.</text:p>
      <text:p text:style-name="P1"/>
      <text:p text:style-name="P2">In the past week: 21.5 miles</text:p>
      <text:p text:style-name="P7"><text:soft-page-break/>Sat June 29, 2019 <text:span text:style-name="T1">10 miles</text:span></text:p>
      <text:p text:style-name="P7">I ran 5 miles on slightly hilly roads, rested about 8 minutes while drinking </text:p>
      <text:p text:style-name="P7">16 ounces of Gatorade and then ran the same 5 mile course again. </text:p>
      <text:p text:style-name="P7">The first time I averaged 10:51 min/mile and the second time 9:51 min/mile.</text:p>
      <text:p text:style-name="P7">1<text:span text:style-name="T4">st</text:span> time splits: <text:s/>11:56, 10:59, 10:43, 10:28, 10:10</text:p>
      <text:p text:style-name="P7">2<text:span text:style-name="T4">nd</text:span> time splits: 10:18, 10:08, <text:s text:c="2"/>9:52, <text:s text:c="2"/>9:43, <text:s text:c="2"/>9:14</text:p>
      <text:p text:style-name="P7"/>
      <text:p text:style-name="P7">Sun June 30, 2019 <text:span text:style-name="T1">no running</text:span> <text:s/></text:p>
      <text:p text:style-name="P7"/>
      <text:p text:style-name="P7">Mon July 1, 2019 <text:span text:style-name="T1">5.6 miles</text:span> </text:p>
      <text:p text:style-name="P7">I ran with our running group on the high school track. <text:s/>We had 11 runners.</text:p>
      <text:p text:style-name="P7"><text:span text:style-name="T1">Warmup:</text:span> 2.75 miles at about 10:40/mile and rest a few minutes.</text:p>
      <text:p text:style-name="P7"><text:span text:style-name="T1">Run:</text:span> 1 x 200m in 58s and a 200m jog</text:p>
      <text:p text:style-name="P7">7 x 400m with a 300m jog in about 3:30 after each run. <text:s/></text:p>
      <text:p text:style-name="P7">Times for the 400's: 2:00, 1:58, 1:57, 1:56, 1:55, 1:49, 1:45</text:p>
      <text:p text:style-name="P7">The runs got easier as I ran.</text:p>
      <text:p text:style-name="P7"/>
      <text:p text:style-name="P7">Tues July 2, <text:s/>2019 <text:span text:style-name="T1">4 miles</text:span> </text:p>
      <text:list xml:id="list6308332614883395930" text:style-name="L1">
        <text:list-item>
          <text:list>
            <text:list-header>
              <text:p text:style-name="P13">1.25 miles at various paces on roads, 1.5 miles on the track at about</text:p>
              <text:p text:style-name="P13">10 min/mile, and 1.25 miles at various paces on roads.</text:p>
            </text:list-header>
          </text:list>
        </text:list-item>
      </text:list>
      <text:p text:style-name="P7"/>
      <text:p text:style-name="P7">Wed July 3, 2019 <text:span text:style-name="T1">5 miles</text:span> <text:s/></text:p>
      <text:p text:style-name="P7"><text:span text:style-name="T1">Run:</text:span> 4 miles on the high school track in 39:13, Splits: 9:57, 9:51, 9:46, 9:41</text:p>
      <text:p text:style-name="P8">Warm down: <text:span text:style-name="T2">1 mile in about 11 minutes.</text:span></text:p>
      <text:p text:style-name="P7"/>
      <text:p text:style-name="P8"><text:span text:style-name="T2">Thur July 4, 2019 </text:span>7 miles</text:p>
      <text:p text:style-name="P7"><text:span text:style-name="T1">Run:</text:span> I ran 7 enjoyable miles on hilly roads with Olivia Hemlock. </text:p>
      <text:p text:style-name="P7">The first 5 miles averaged 10:30/mile. Then we rested about 2 minutes.</text:p>
      <text:p text:style-name="P7">Then 1.1 miles at about 8:15/mile pace on a slightly hilly road.</text:p>
      <text:p text:style-name="P7"><text:span text:style-name="T1">Warm down:</text:span> 0.9 mile jog</text:p>
      <text:p text:style-name="P7"/>
      <text:p text:style-name="P7">Fri July 5, 2019 <text:span text:style-name="T1">3.25 miles</text:span> <text:s/></text:p>
      <text:p text:style-name="P7">I ran on the high school track.</text:p>
      <text:p text:style-name="P7"><text:span text:style-name="T1">Warmup:</text:span> <text:s/>1 mile is 9:48, rest about 2:00, ¼ mile of drills, rest about 2:00</text:p>
      <text:p text:style-name="P7"><text:span text:style-name="T1">Run: </text:span><text:s/>4 x 200m with a 200m jog after each. <text:s/>The jogs took about 2:00</text:p>
      <text:p text:style-name="P7">Times: 59s, 60s, 55s, 55s</text:p>
      <text:p text:style-name="P7">2 x 400m, with 400m jog after each. The jogs took about 3:30</text:p>
      <text:p text:style-name="P7">Times: 1:56, 1:47</text:p>
      <text:p text:style-name="P8">In the past week: 34.9 miles</text:p>
      <text:p text:style-name="P8"><text:soft-page-break/><text:span text:style-name="T2">Sat <text:s/>July 6, 2019 </text:span>5 miles<text:span text:style-name="T2"> <text:s/></text:span></text:p>
      <text:p text:style-name="P7">I did the same workout as on July 4, 2018 and May 19, 2019.</text:p>
      <text:p text:style-name="P8">Run: <text:span text:style-name="T2">4 miles on hilly roads averaging 8:59/mile</text:span></text:p>
      <text:p text:style-name="P8">Warm down:<text:span text:style-name="T2"> <text:s/>rest 2 minutes and ran 1 mile in 11:13/mile</text:span></text:p>
      <text:p text:style-name="P7">Sum of ascents: 267 feet, <text:s text:c="4"/>This is one of my fastest times on this course.</text:p>
      <text:p text:style-name="P7">Splits:</text:p>
      <text:p text:style-name="P7">July 4, 2018: <text:s text:c="3"/>9:18, 9:12, 8:41, 8:34 <text:s/>Average pace: 8:56</text:p>
      <text:p text:style-name="P7">May19, 2019: <text:s text:c="2"/>9:42, 9:12, 8:44, 8:16 Average pace: 8:59</text:p>
      <text:p text:style-name="P7">Today: <text:s text:c="13"/>9:58, 8:55, 8:55, 8:09 Average pace: 8:59 </text:p>
      <text:p text:style-name="P7"/>
      <text:p text:style-name="P7">Sun July 7, 2019 <text:span text:style-name="T1">no running</text:span> </text:p>
      <text:p text:style-name="P7"/>
      <text:p text:style-name="P7">Mon July 8, 2019 <text:span text:style-name="T1">5 miles <text:s/></text:span></text:p>
      <text:p text:style-name="P7">I ran with 11 other runners on the high school track.</text:p>
      <text:p text:style-name="P7"><text:span text:style-name="T1">Warmup:</text:span> 1 mile in 9:37, rest 45s, 1 mile in 10:02, rest about 4 minutes</text:p>
      <text:p text:style-name="P7"><text:span text:style-name="T1">Run:</text:span> <text:s/>1 x 200m, 1 x 400m, 1 x 800m, 1 x 1200m, 1 x 200m,</text:p>
      <text:p text:style-name="P7">Times: 55s, 1:52, 3:57, 6:00 </text:p>
      <text:p text:style-name="P7">We jogged 200m after the first and last runs and 400m after all the others.</text:p>
      <text:p text:style-name="P8">Warm down: <text:span text:style-name="T2">400m jog.</text:span></text:p>
      <text:p text:style-name="P7"/>
      <text:p text:style-name="P8"><text:span text:style-name="T2">Tues July 9, 2019 </text:span>5 miles<text:span text:style-name="T2"> <text:s/></text:span></text:p>
      <text:p text:style-name="P7">I walked and ran 5 miles on slightly hilly roads and averaged 11:53/mile. </text:p>
      <text:p text:style-name="P7">I walked about a minute at the beginning of each ½ mile.</text:p>
      <text:p text:style-name="P7"/>
      <text:p text:style-name="P7">Wed July 10, 2019 <text:span text:style-name="T1">7.25 miles</text:span></text:p>
      <text:p text:style-name="P7"><text:span text:style-name="T1">In the morning </text:span>I walked and ran 4 miles on the high school track. I walked about 110 yards at the beginning of each half mile and averaged 10:57/mile.</text:p>
      <text:p text:style-name="P7">Walking pace: about 15:00/mile, Running pace about 10:20/mile</text:p>
      <text:p text:style-name="P7"><text:span text:style-name="T1">In the afternoon</text:span> I ran 3.25 miles with our running group on the high school track in near 90 degree temperatures. <text:s/>This run included 1 x 200m and 4 x 400m. <text:s/></text:p>
      <text:p text:style-name="P5"><text:span text:style-name="T5">Times: 58s for the 200m and about 2:00 for the 400's.</text:span> </text:p>
      <text:p text:style-name="P5"/>
      <text:p text:style-name="P7">Thur July 11, 2019 <text:s/><text:span text:style-name="T1">3 miles </text:span></text:p>
      <text:p text:style-name="P7">I ran and walked 3 miles on a treadmill. <text:s/>I walked 0.1 miles at the end of each half mile and averaged 10:57/mile. Running pace: 10:00/mi, Walking pace: 15:00/mi </text:p>
      <text:p text:style-name="P7"/>
      <text:p text:style-name="P7">Fri July 12, 2019 <text:span text:style-name="T1">4.5 miles</text:span> </text:p>
      <text:p text:style-name="P7">I ran 4 miles on hilly roads averaging 9:50/mile then I jogged 0.4 miles</text:p>
      <text:p text:style-name="P7"><text:span text:style-name="T1">In the last week: 29.8 miles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yriad-pro" svg:font-family="myriad-pro, BogleWeb, 'Helvetica Neue', Helvetica, Arial, sans-serif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Lucida Sans" style:font-size-complex="24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 Lombardi</meta:initial-creator>
    <meta:creation-date>2019-05-30T10:32:09.53</meta:creation-date>
    <dc:date>2019-07-12T10:06:23.27</dc:date>
    <dc:creator>James  Lombardi</dc:creator>
    <meta:editing-duration>PT6H17M49S</meta:editing-duration>
    <meta:editing-cycles>42</meta:editing-cycles>
    <meta:generator>OpenOffice/4.1.2$Win32 OpenOffice.org_project/412m3$Build-9782</meta:generator>
    <meta:document-statistic meta:table-count="0" meta:image-count="0" meta:object-count="0" meta:page-count="10" meta:paragraph-count="262" meta:word-count="2794" meta:character-count="13957"/>
  </office:meta>
</office:document-meta>
</file>